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1.24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48cm" svg:height="1.27cm" svg:x="1.952cm" svg:y="1.9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8cm" svg:height="1.27cm" svg:x="1.952cm" svg:y="3.4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8cm" svg:height="1.27cm" svg:x="1.952cm" svg:y="5.0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8cm" svg:height="1.27cm" svg:x="1.952cm" svg:y="6.5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8cm" svg:height="1.27cm" svg:x="1.952cm" svg:y="8.0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8cm" svg:height="1.27cm" svg:x="1.952cm" svg:y="9.5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8cm" svg:height="1.27cm" svg:x="1.952cm" svg:y="11.1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8cm" svg:height="1.27cm" svg:x="1.952cm" svg:y="12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8cm" svg:height="1.27cm" svg:x="1.952cm" svg:y="14.2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8cm" svg:height="1.27cm" svg:x="1.952cm" svg:y="15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8cm" svg:height="1.27cm" svg:x="1.952cm" svg:y="17.2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8cm" svg:height="1.27cm" svg:x="1.952cm" svg:y="18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8cm" svg:height="1.27cm" svg:x="1.952cm" svg:y="17.2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32cm" svg:height="0.962cm" svg:x="15.287cm" svg:y="1.952cm">
          <draw:text-box>
            <text:p>Negotiation 0</text:p>
          </draw:text-box>
        </draw:frame>
        <draw:frame draw:style-name="gr2" draw:text-style-name="P2" draw:layer="layout" svg:width="4.583cm" svg:height="0.962cm" svg:x="15.287cm" svg:y="18.77cm">
          <draw:text-box>
            <text:p>Negotiation 1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8T10:04:04.500517317</meta:creation-date>
    <dc:date>2021-12-18T10:15:11.988471684</dc:date>
    <meta:editing-duration>PT7S</meta:editing-duration>
    <meta:editing-cycles>1</meta:editing-cycles>
    <meta:document-statistic meta:object-count="15"/>
    <meta:generator>LibreOffice/7.2.3.2$Linux_X86_64 LibreOffice_project/a49ed84f3d037188bbbcb324f9afc3796d887539</meta:generator>
  </office:meta>
</office:document-meta>
</file>